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5337c" officeooo:paragraph-rsid="0005337c"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normal" officeooo:rsid="00067c86" officeooo:paragraph-rsid="00067c86"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style:font-name="Liberation Serif1" fo:font-size="14pt" fo:font-weight="normal" officeooo:rsid="00067c86" officeooo:paragraph-rsid="00067c86"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style:font-name="Liberation Serif1" fo:font-size="14pt" fo:font-weight="normal" officeooo:rsid="0009bb22" officeooo:paragraph-rsid="0009bb22"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Liberation Serif1" fo:font-size="14pt" fo:font-weight="normal" officeooo:rsid="0009e3f9" officeooo:paragraph-rsid="0009e3f9"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Liberation Serif1" fo:font-size="14pt" fo:font-weight="normal" officeooo:rsid="000b380f" officeooo:paragraph-rsid="000b380f"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Liberation Serif1" fo:font-size="14pt" fo:font-weight="normal" officeooo:rsid="000b380f" officeooo:paragraph-rsid="000bb233"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Liberation Serif1" fo:font-size="14pt" fo:font-weight="normal" officeooo:rsid="000d5c18" officeooo:paragraph-rsid="000d5c18" style:font-size-asian="12.25pt" style:font-weight-asian="normal" style:font-size-complex="14pt" style:font-weight-complex="normal"/>
    </style:style>
    <style:style style:name="P9" style:family="paragraph" style:parent-style-name="Standard">
      <style:paragraph-properties fo:text-align="center" style:justify-single-word="false"/>
      <style:text-properties style:font-name="Liberation Serif1" fo:font-size="14pt" fo:font-weight="bold" officeooo:rsid="0007ca52" officeooo:paragraph-rsid="0007ca52" style:font-size-asian="12.25pt" style:font-weight-asian="bold" style:font-size-complex="14pt" style:font-weight-complex="bold"/>
    </style:style>
    <style:style style:name="P10" style:family="paragraph" style:parent-style-name="Standard">
      <style:paragraph-properties fo:text-align="center" style:justify-single-word="false"/>
      <style:text-properties style:font-name="Liberation Serif1" fo:font-size="14pt" fo:font-weight="bold" officeooo:rsid="0009e3f9" officeooo:paragraph-rsid="0009e3f9" style:font-size-asian="12.25pt" style:font-weight-asian="bold" style:font-size-complex="14pt" style:font-weight-complex="bold"/>
    </style:style>
    <style:style style:name="P11" style:family="paragraph" style:parent-style-name="Standard">
      <style:paragraph-properties fo:text-align="center" style:justify-single-word="false"/>
      <style:text-properties style:font-name="Liberation Serif1" fo:font-size="14pt" fo:font-weight="bold" officeooo:rsid="000b380f" officeooo:paragraph-rsid="000b380f" style:font-size-asian="12.25pt" style:font-weight-asian="bold" style:font-size-complex="14pt" style:font-weight-complex="bold"/>
    </style:style>
    <style:style style:name="P12" style:family="paragraph" style:parent-style-name="Standard">
      <style:paragraph-properties fo:text-align="start" style:justify-single-word="false"/>
      <style:text-properties officeooo:paragraph-rsid="0009bb22"/>
    </style:style>
    <style:style style:name="P13" style:family="paragraph" style:parent-style-name="Standard">
      <style:paragraph-properties fo:text-align="start" style:justify-single-word="false"/>
      <style:text-properties officeooo:paragraph-rsid="000d5c18"/>
    </style:style>
    <style:style style:name="P14" style:family="paragraph" style:parent-style-name="Standard">
      <style:paragraph-properties fo:text-align="start" style:justify-single-word="false"/>
      <style:text-properties officeooo:rsid="000d5c18" officeooo:paragraph-rsid="000d5c18"/>
    </style:style>
    <style:style style:name="P15" style:family="paragraph" style:parent-style-name="Standard">
      <style:paragraph-properties fo:text-align="start" style:justify-single-word="false"/>
      <style:text-properties officeooo:rsid="000d5c18" officeooo:paragraph-rsid="0011a582"/>
    </style:style>
    <style:style style:name="P16" style:family="paragraph" style:parent-style-name="Standard">
      <style:paragraph-properties fo:text-align="start" style:justify-single-word="false"/>
      <style:text-properties officeooo:rsid="000e1567" officeooo:paragraph-rsid="000e1567"/>
    </style:style>
    <style:style style:name="P17" style:family="paragraph" style:parent-style-name="Standard">
      <style:paragraph-properties fo:text-align="start" style:justify-single-word="false"/>
      <style:text-properties officeooo:rsid="000e1567" officeooo:paragraph-rsid="000fd1a5"/>
    </style:style>
    <style:style style:name="P18" style:family="paragraph" style:parent-style-name="Standard">
      <style:paragraph-properties fo:text-align="start" style:justify-single-word="false"/>
      <style:text-properties officeooo:rsid="000fd1a5" officeooo:paragraph-rsid="000fd1a5"/>
    </style:style>
    <style:style style:name="P19" style:family="paragraph" style:parent-style-name="Standard">
      <style:paragraph-properties fo:text-align="start" style:justify-single-word="false"/>
      <style:text-properties officeooo:rsid="000fd1a5" officeooo:paragraph-rsid="0011a582"/>
    </style:style>
    <style:style style:name="P20" style:family="paragraph" style:parent-style-name="Standard">
      <style:paragraph-properties fo:text-align="start" style:justify-single-word="false"/>
      <style:text-properties officeooo:rsid="0010e711" officeooo:paragraph-rsid="000d5c18"/>
    </style:style>
    <style:style style:name="P21" style:family="paragraph" style:parent-style-name="Standard">
      <style:paragraph-properties fo:text-align="start" style:justify-single-word="false"/>
      <style:text-properties officeooo:rsid="0010e711" officeooo:paragraph-rsid="0010e711"/>
    </style:style>
    <style:style style:name="P22" style:family="paragraph" style:parent-style-name="Standard">
      <style:paragraph-properties fo:text-align="start" style:justify-single-word="false"/>
      <style:text-properties officeooo:rsid="0011a582" officeooo:paragraph-rsid="0011a582"/>
    </style:style>
    <style:style style:name="P23" style:family="paragraph" style:parent-style-name="Standard">
      <style:paragraph-properties fo:text-align="center" style:justify-single-word="false"/>
      <style:text-properties fo:font-weight="bold" officeooo:rsid="0011a582" officeooo:paragraph-rsid="0011a582" style:font-weight-asian="bold" style:font-weight-complex="bold"/>
    </style:style>
    <style:style style:name="P24" style:family="paragraph" style:parent-style-name="Standard">
      <style:paragraph-properties fo:text-align="start" style:justify-single-word="false"/>
      <style:text-properties fo:font-weight="normal" officeooo:rsid="0011a582" officeooo:paragraph-rsid="0011a582" style:font-weight-asian="normal" style:font-weight-complex="normal"/>
    </style:style>
    <style:style style:name="P25" style:family="paragraph" style:parent-style-name="Standard">
      <style:paragraph-properties fo:text-align="start" style:justify-single-word="false"/>
      <style:text-properties fo:font-weight="normal" officeooo:rsid="0013d3b1" officeooo:paragraph-rsid="0013d3b1" style:font-weight-asian="normal" style:font-weight-complex="normal"/>
    </style:style>
    <style:style style:name="P26" style:family="paragraph" style:parent-style-name="Standard">
      <style:paragraph-properties fo:text-align="start" style:justify-single-word="false"/>
      <style:text-properties fo:font-weight="normal" officeooo:rsid="0013d3b1" officeooo:paragraph-rsid="001504f4" style:font-weight-asian="normal" style:font-weight-complex="normal"/>
    </style:style>
    <style:style style:name="P27" style:family="paragraph" style:parent-style-name="Standard">
      <style:paragraph-properties fo:text-align="start" style:justify-single-word="false"/>
      <style:text-properties fo:font-weight="normal" officeooo:rsid="001504f4" officeooo:paragraph-rsid="001504f4" style:font-weight-asian="normal" style:font-weight-complex="normal"/>
    </style:style>
    <style:style style:name="P28" style:family="paragraph" style:parent-style-name="Standard">
      <style:paragraph-properties fo:text-align="start" style:justify-single-word="false"/>
      <style:text-properties fo:font-weight="normal" officeooo:rsid="00161643" officeooo:paragraph-rsid="00161643" style:font-weight-asian="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font-name="Liberation Serif1"/>
    </style:style>
    <style:style style:name="T3" style:family="text">
      <style:text-properties style:font-name="Liberation Serif1" fo:font-size="14pt" fo:font-weight="normal" officeooo:rsid="0009bb22" style:font-size-asian="12.25pt" style:font-weight-asian="normal" style:font-size-complex="14pt" style:font-weight-complex="normal"/>
    </style:style>
    <style:style style:name="T4" style:family="text">
      <style:text-properties style:font-name="Liberation Serif1" fo:font-size="14pt" fo:font-style="italic" fo:font-weight="bold" officeooo:rsid="0009bb22" style:font-size-asian="12.25pt" style:font-style-asian="italic" style:font-weight-asian="bold" style:font-size-complex="14pt" style:font-style-complex="italic" style:font-weight-complex="bold"/>
    </style:style>
    <style:style style:name="T5" style:family="text">
      <style:text-properties style:font-name="Liberation Serif1"/>
    </style:style>
    <style:style style:name="T6" style:family="text">
      <style:text-properties style:font-name="Liberation Serif1" officeooo:rsid="000bb233"/>
    </style:style>
    <style:style style:name="T7" style:family="text">
      <style:text-properties style:font-name="Liberation Serif1" fo:font-style="italic" fo:font-weight="bold" style:font-style-asian="italic" style:font-weight-asian="bold" style:font-style-complex="italic" style:font-weight-complex="bold"/>
    </style:style>
    <style:style style:name="T8" style:family="text">
      <style:text-properties style:font-name="Liberation Serif1" fo:font-style="italic" fo:font-weight="bold" officeooo:rsid="000bb233" style:font-style-asian="italic" style:font-weight-asian="bold" style:font-style-complex="italic" style:font-weight-complex="bold"/>
    </style:style>
    <style:style style:name="T9" style:family="text">
      <style:text-properties style:font-name="Liberation Serif1" fo:font-size="14pt" fo:font-weight="normal" style:font-size-asian="12.25pt" style:font-weight-asian="normal" style:font-size-complex="14pt" style:font-weight-complex="normal"/>
    </style:style>
    <style:style style:name="T10" style:family="text">
      <style:text-properties style:font-name="Liberation Serif1" fo:font-size="14pt" fo:font-weight="normal" officeooo:rsid="000d5c18" style:font-size-asian="12.25pt" style:font-weight-asian="normal" style:font-size-complex="14pt" style:font-weight-complex="normal"/>
    </style:style>
    <style:style style:name="T11" style:family="text">
      <style:text-properties style:font-name="Liberation Serif1" fo:font-size="14pt" fo:font-weight="normal" officeooo:rsid="0010e711" style:font-size-asian="12.25pt" style:font-weight-asian="normal" style:font-size-complex="14pt" style:font-weight-complex="normal"/>
    </style:style>
    <style:style style:name="T12" style:family="text">
      <style:text-properties style:font-name="Liberation Serif1" fo:font-size="14pt" fo:font-weight="normal" officeooo:rsid="0011a582" style:font-size-asian="12.25pt" style:font-weight-asian="normal" style:font-size-complex="14pt" style:font-weight-complex="normal"/>
    </style:style>
    <style:style style:name="T13" style:family="text">
      <style:text-properties style:font-name="Liberation Serif1" fo:font-size="14pt" fo:font-style="italic" fo:font-weight="bold" style:font-size-asian="12.25pt" style:font-style-asian="italic" style:font-weight-asian="bold" style:font-size-complex="14pt" style:font-style-complex="italic" style:font-weight-complex="bold"/>
    </style:style>
    <style:style style:name="T14" style:family="text">
      <style:text-properties style:font-name="Liberation Serif1" fo:font-size="14pt" fo:font-style="italic" fo:font-weight="bold" officeooo:rsid="000d5c18" style:font-size-asian="12.25pt" style:font-style-asian="italic" style:font-weight-asian="bold" style:font-size-complex="14pt" style:font-style-complex="italic" style:font-weight-complex="bold"/>
    </style:style>
    <style:style style:name="T15" style:family="text">
      <style:text-properties style:font-name="Liberation Serif1" fo:font-size="14pt" style:font-size-asian="12.25pt" style:font-size-complex="14pt"/>
    </style:style>
    <style:style style:name="T16" style:family="text">
      <style:text-properties style:font-name="Liberation Serif1" fo:font-size="14pt" officeooo:rsid="000d5c18" style:font-size-asian="12.25pt" style:font-size-complex="14pt"/>
    </style:style>
    <style:style style:name="T17" style:family="text">
      <style:text-properties style:font-name="Liberation Serif1" fo:font-size="14pt" officeooo:rsid="0013d938" style:font-size-asian="12.25pt" style:font-size-complex="14pt"/>
    </style:style>
    <style:style style:name="T18" style:family="text">
      <style:text-properties style:font-name="Liberation Serif1" fo:font-size="14pt" officeooo:rsid="001504f4" style:font-size-asian="12.25pt" style:font-size-complex="14pt"/>
    </style:style>
    <style:style style:name="T19" style:family="text">
      <style:text-properties style:font-name="Liberation Serif1" officeooo:rsid="0010e71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КЛАССЫ</text:p>
      <text:p text:style-name="P1"/>
      <text:p text:style-name="P2">Класс определяется при помощи ключевого слова <text:span text:style-name="T1">class</text:span>, за которым следует <text:span text:style-name="T1">end</text:span>:</text:p>
      <text:p text:style-name="P2">class Hello</text:p>
      <text:p text:style-name="P2">def initialize(name)</text:p>
      <text:p text:style-name="P2">@name = name</text:p>
      <text:p text:style-name="P2">end</text:p>
      <text:p text:style-name="P2"/>
      <text:p text:style-name="P2">def hello_world</text:p>
      <text:p text:style-name="P2">puts <text:span text:style-name="T2">"Hello, #{@name}!"</text:span></text:p>
      <text:p text:style-name="P3">end</text:p>
      <text:p text:style-name="P3">end</text:p>
      <text:p text:style-name="P3"/>
      <text:p text:style-name="P3">hi <text:s/>= Hello.new("World")</text:p>
      <text:p text:style-name="P3">hi.hello_world<text:tab/><text:tab/><text:tab/># =&gt; Hello, World!</text:p>
      <text:p text:style-name="P3"/>
      <text:p text:style-name="P9">Аксессоры</text:p>
      <text:p text:style-name="P9"/>
      <text:p text:style-name="P4">Метод <text:span text:style-name="T1">attr_reader</text:span> автоматически создает одну или несколько переменных экземпляра с соответствующими методами, которые возвращают (берут) значения каждого метода.</text:p>
      <text:p text:style-name="P12"><text:span text:style-name="T3">Метод </text:span><text:span text:style-name="T4">attr_writer</text:span><text:span text:style-name="T3"> автоматически создает одну или несколько переменных экземпляра с соответствующими методами, которые устанавливают значения каждого метода.</text:span></text:p>
      <text:p text:style-name="P4">Метод <text:span text:style-name="T1">attr_accessor</text:span> выполняет для одного или более методов экземпляра класса ту же самую работу, что и методы attr_reader и attr_writer вместе взятые.</text:p>
      <text:p text:style-name="P4">class Dog</text:p>
      <text:p text:style-name="P4">attr_reader :bark</text:p>
      <text:p text:style-name="P4">attr_writer :age</text:p>
      <text:p text:style-name="P4">attr_accessor :name</text:p>
      <text:p text:style-name="P4">end</text:p>
      <text:p text:style-name="P4"/>
      <text:p text:style-name="P10">Наследование</text:p>
      <text:p text:style-name="P10"/>
      <text:p text:style-name="P5">В Ruby поддерживается одиночное наследование, что означает, что класс может наследовать только от одного класса — родительского класса или суперкласса. Дочерний класс получает доступ к методам родителя. Наследование совершается с помощью оператора &lt;.</text:p>
      <text:p text:style-name="P6">class Name</text:p>
      <text:p text:style-name="P6">attr_accessor :given_name, :family_name</text:p>
      <text:p text:style-name="P6">end</text:p>
      <text:p text:style-name="P6"/>
      <text:p text:style-name="P6">class Address &lt; Name</text:p>
      <text:p text:style-name="P6">attr_accessor :street, :city, :state, :country</text:p>
      <text:p text:style-name="P6">end</text:p>
      <text:p text:style-name="P6"><text:soft-page-break/></text:p>
      <text:p text:style-name="P6">Если бы класс Name находился в отдельном файле (например, name.rb), то пришлось бы сначала затребовать этот файл:</text:p>
      <text:p text:style-name="P6">require <text:span text:style-name="T2">'name'</text:span></text:p>
      <text:p text:style-name="P6"><text:span text:style-name="T2"/></text:p>
      <text:p text:style-name="P6">class Address &lt; Name</text:p>
      <text:p text:style-name="P6">attr_accessor :street, :city, :state, :country</text:p>
      <text:p text:style-name="P6"><text:span text:style-name="T2">end</text:span></text:p>
      <text:p text:style-name="P6"><text:span text:style-name="T2"/></text:p>
      <text:p text:style-name="P11"><text:span text:style-name="T2">Методы public, privte и protected</text:span></text:p>
      <text:p text:style-name="P11"><text:span text:style-name="T2"/></text:p>
      <text:p text:style-name="P7"><text:span text:style-name="T2">Видимость или тип доступа методов и констант может быть </text:span><text:span text:style-name="T6">установлен при помощи методов </text:span><text:span text:style-name="T2">public, privte и protected:</text:span></text:p>
      <text:p text:style-name="P7"><text:span text:style-name="T2">* </text:span><text:span text:style-name="T6">Член класса, отмеченный как </text:span><text:span text:style-name="T8">public</text:span><text:span text:style-name="T6">, доступен всем и отовсюду; это значение устанавливается по умолчанию.</text:span></text:p>
      <text:p text:style-name="P7"><text:span text:style-name="T6">* </text:span><text:span text:style-name="T8">private</text:span><text:span text:style-name="T6"> означает, что получателем метода всегда является текущий объект или self, так что его областью видимости всегда является текущий объект (часто это вспомогательные методы, т. е. методы, которые вызываются другими методами для выполнения некоторой работы).</text:span></text:p>
      <text:p text:style-name="P7"><text:span text:style-name="T6">* Метод </text:span><text:span text:style-name="T8">protected</text:span><text:span text:style-name="T6">, может использоваться только экземплярами класса, в котором он был определен, или порожденными классами.</text:span></text:p>
      <text:p text:style-name="P8"><text:span text:style-name="T19">c</text:span><text:bookmark-start text:name="__DdeLink__76_3339393363"/><text:span text:style-name="T2">lass Names</text:span></text:p>
      <text:p text:style-name="P8"><text:span text:style-name="T2"/></text:p>
      <text:p text:style-name="P8"><text:span text:style-name="T2">def initialize(given, family, nick, pet)</text:span></text:p>
      <text:p text:style-name="P8"><text:span text:style-name="T2"><text:tab/>@given = given</text:span></text:p>
      <text:p text:style-name="P8"><text:span text:style-name="T2"><text:tab/>@family = family</text:span></text:p>
      <text:p text:style-name="P8"><text:span text:style-name="T2"><text:tab/>@nick = nick</text:span></text:p>
      <text:p text:style-name="P8"><text:span text:style-name="T2"><text:tab/>@pet = pet</text:span></text:p>
      <text:p text:style-name="P8"><text:span text:style-name="T2">end</text:span></text:p>
      <text:p text:style-name="P8"><text:span text:style-name="T2"/></text:p>
      <text:p text:style-name="P8"><text:span text:style-name="T2"># эти методы по умолчанию имеют доступ </text:span><text:span text:style-name="T7">public</text:span></text:p>
      <text:p text:style-name="P8"><text:span text:style-name="T2">def given</text:span></text:p>
      <text:p text:style-name="P8"><text:span text:style-name="T2"><text:tab/>@given</text:span></text:p>
      <text:p text:style-name="P8"><text:span text:style-name="T2">end</text:span></text:p>
      <text:p text:style-name="P8"><text:span text:style-name="T2"/></text:p>
      <text:p text:style-name="P8"><text:span text:style-name="T2">def family</text:span></text:p>
      <text:p text:style-name="P8"><text:span text:style-name="T2"><text:tab/>@family</text:span></text:p>
      <text:p text:style-name="P8"><text:span text:style-name="T2">end</text:span></text:p>
      <text:p text:style-name="P8"><text:span text:style-name="T2"/></text:p>
      <text:p text:style-name="P8"><text:span text:style-name="T2"># все нижеследующие методы имеют тип </text:span><text:span text:style-name="T7">private</text:span><text:span text:style-name="T2"> до тех пор, пока он не будет сменен</text:span></text:p>
      <text:p text:style-name="P8"><text:span text:style-name="T2">private</text:span></text:p>
      <text:p text:style-name="P8"><text:span text:style-name="T2">def nick</text:span></text:p>
      <text:p text:style-name="P8"><text:span text:style-name="T2"><text:tab/>@nick</text:span></text:p>
      <text:p text:style-name="P8"><text:span text:style-name="T2">end</text:span></text:p>
      <text:p text:style-name="P8"><text:soft-page-break/><text:span text:style-name="T2"/></text:p>
      <text:p text:style-name="P13"><text:span text:style-name="T10"># все нижеследующие методы имеют тип </text:span><text:span text:style-name="T14">protected</text:span><text:span text:style-name="T10"> до тех пор, пока он не будет сменен</text:span></text:p>
      <text:p text:style-name="P14"><text:span text:style-name="T9">protected</text:span></text:p>
      <text:p text:style-name="P14"><text:span text:style-name="T9">def pet</text:span></text:p>
      <text:p text:style-name="P14"><text:span text:style-name="T9"><text:tab/>@pet</text:span></text:p>
      <text:p text:style-name="P14"><text:span text:style-name="T9">end</text:span></text:p>
      <text:p text:style-name="P21"><text:span text:style-name="T9">end</text:span></text:p>
      <text:p text:style-name="P20"><text:bookmark-start text:name="__DdeLink__78_3339393363"/><text:bookmark-end text:name="__DdeLink__78_3339393363"/><text:span text:style-name="T9"/></text:p>
      <text:p text:style-name="P14"><text:span text:style-name="T9">name = </text:span><text:span text:style-name="T11">Names.new</text:span><text:span text:style-name="T9">("Klyde", "Kimball", "Abner", "Teddy Bear")</text:span></text:p>
      <text:p text:style-name="P14"><text:span text:style-name="T9"/></text:p>
      <text:p text:style-name="P16"><text:span text:style-name="T9">name.given<text:tab/><text:tab/># =&gt; </text:span><text:span text:style-name="T10">"Klyde"</text:span></text:p>
      <text:p text:style-name="P17"><text:span text:style-name="T10">n</text:span><text:span text:style-name="T9">ame.family<text:tab/><text:tab/># =&gt; </text:span><text:span text:style-name="T10">"Kimball"</text:span></text:p>
      <text:p text:style-name="P17"><text:span text:style-name="T10"/></text:p>
      <text:p text:style-name="P18"><text:span text:style-name="T10">n</text:span><text:span text:style-name="T9">ame.nick<text:tab/><text:tab/></text:span><text:span text:style-name="T12"># =&gt; вызовет ошибку</text:span></text:p>
      <text:p text:style-name="P19"><text:span text:style-name="T9">name.pet</text:span><text:bookmark-end text:name="__DdeLink__76_3339393363"/><text:span text:style-name="T9"><text:tab/><text:tab/></text:span><text:span text:style-name="T12"># =&gt; вызовет ошибку</text:span></text:p>
      <text:p text:style-name="P19"><text:span text:style-name="T12"/></text:p>
      <text:p text:style-name="P22"><text:span text:style-name="T9">Также метод можно вызывать после определения:</text:span></text:p>
      <text:p text:style-name="P15"><text:span text:style-name="T9">def pet</text:span></text:p>
      <text:p text:style-name="P15"><text:span text:style-name="T9"><text:tab/>@pet</text:span></text:p>
      <text:p text:style-name="P15"><text:span text:style-name="T9">end</text:span></text:p>
      <text:p text:style-name="P15"><text:span text:style-name="T9"/></text:p>
      <text:p text:style-name="P22"><text:span text:style-name="T9">protected :pet</text:span></text:p>
      <text:p text:style-name="P22"><text:span text:style-name="T9"/></text:p>
      <text:p text:style-name="P23"><text:span text:style-name="T15">Модули</text:span></text:p>
      <text:p text:style-name="P23"><text:span text:style-name="T15"/></text:p>
      <text:p text:style-name="P24"><text:span text:style-name="T15">Модуль подобен классу, но для него нельзя создать экземпляр. Модуль включается в класс и этот класс собственность включенного модуля. Имя модуля должно начинать с большой буквы. Модуль может наследовать от другого модуля, но не от класса.</text:span></text:p>
      <text:p text:style-name="P25"><text:bookmark-start text:name="__DdeLink__83_3339393363"/><text:span text:style-name="T15">module Di</text:span><text:span text:style-name="T17">c</text:span><text:span text:style-name="T15">e</text:span></text:p>
      <text:p text:style-name="P25"><text:span text:style-name="T15"/></text:p>
      <text:p text:style-name="P25"><text:span text:style-name="T15"><text:tab/>def roll</text:span></text:p>
      <text:p text:style-name="P25"><text:span text:style-name="T15"><text:tab/><text:tab/>r_1 = rand(6) + 1</text:span></text:p>
      <text:p text:style-name="P25"><text:span text:style-name="T15"><text:tab/><text:tab/>r_2 = rand(6) + 1</text:span></text:p>
      <text:p text:style-name="P25"><text:span text:style-name="T15"><text:tab/><text:tab/>total = r_1 + r_2</text:span></text:p>
      <text:p text:style-name="P25"><text:span text:style-name="T15"><text:tab/><text:tab/>puts </text:span><text:span text:style-name="T16">"</text:span><text:span text:style-name="T15">You rolled #{r_1} and #{r_2}. Total: #{total}</text:span><text:span text:style-name="T16">"</text:span></text:p>
      <text:p text:style-name="P25"><text:span text:style-name="T15"><text:tab/>end</text:span></text:p>
      <text:p text:style-name="P25"><text:span text:style-name="T15">end</text:span></text:p>
      <text:p text:style-name="P25"><text:span text:style-name="T15"/></text:p>
      <text:p text:style-name="P25"><text:span text:style-name="T15">class Game</text:span></text:p>
      <text:p text:style-name="P25"><text:span text:style-name="T15"><text:tab/>include Dice</text:span></text:p>
      <text:p text:style-name="P25"><text:span text:style-name="T15">end</text:span></text:p>
      <text:p text:style-name="P25"><text:span text:style-name="T15"/></text:p>
      <text:p text:style-name="P25"><text:span text:style-name="T15">g = Game.new</text:span></text:p>
      <text:p text:style-name="P25"><text:soft-page-break/><text:span text:style-name="T15">g.roll</text:span><text:bookmark-end text:name="__DdeLink__83_3339393363"/></text:p>
      <text:p text:style-name="P25"><text:span text:style-name="T15"/></text:p>
      <text:p text:style-name="P27"><text:span text:style-name="T15">Если модуль находиться в отдельном файле, то нужно затребовать файл с помощью </text:span><text:span text:style-name="T13">require</text:span><text:span text:style-name="T15">:</text:span></text:p>
      <text:p text:style-name="P27"><text:span text:style-name="T15"># Файл dice.rb</text:span></text:p>
      <text:p text:style-name="P26"><text:span text:style-name="T15">module Di</text:span><text:span text:style-name="T17">c</text:span><text:span text:style-name="T15">e</text:span></text:p>
      <text:p text:style-name="P26"><text:span text:style-name="T15"/></text:p>
      <text:p text:style-name="P26"><text:span text:style-name="T15"><text:tab/>def roll</text:span></text:p>
      <text:p text:style-name="P26"><text:span text:style-name="T15"><text:tab/><text:tab/>r_1 = rand(6) + 1</text:span></text:p>
      <text:p text:style-name="P26"><text:span text:style-name="T15"><text:tab/><text:tab/>r_2 = rand(6) + 1</text:span></text:p>
      <text:p text:style-name="P26"><text:span text:style-name="T15"><text:tab/><text:tab/>total = r_1 + r_2</text:span></text:p>
      <text:p text:style-name="P26"><text:span text:style-name="T15"><text:tab/><text:tab/>puts </text:span><text:span text:style-name="T16">"</text:span><text:span text:style-name="T15">You rolled #{r_1} and #{r_2}. Total: #{total}</text:span><text:span text:style-name="T16">"</text:span></text:p>
      <text:p text:style-name="P26"><text:span text:style-name="T15"><text:tab/>end</text:span></text:p>
      <text:p text:style-name="P26"><text:span text:style-name="T15">end</text:span></text:p>
      <text:p text:style-name="P26"><text:span text:style-name="T15">---</text:span></text:p>
      <text:p text:style-name="P26"><text:span text:style-name="T15"/></text:p>
      <text:p text:style-name="P27"><text:span text:style-name="T15">require 'dice'</text:span></text:p>
      <text:p text:style-name="P27"><text:span text:style-name="T15"/></text:p>
      <text:p text:style-name="P26"><text:span text:style-name="T15">class Game</text:span></text:p>
      <text:p text:style-name="P26"><text:span text:style-name="T15"><text:tab/>include Dice</text:span></text:p>
      <text:p text:style-name="P26"><text:span text:style-name="T15">end</text:span></text:p>
      <text:p text:style-name="P26"><text:span text:style-name="T15"/></text:p>
      <text:p text:style-name="P26"><text:span text:style-name="T15">g = Game.new</text:span></text:p>
      <text:p text:style-name="P26"><text:span text:style-name="T15">g.roll</text:span></text:p>
      <text:p text:style-name="P26"><text:span text:style-name="T15"/></text:p>
      <text:p text:style-name="P28"><text:span text:style-name="T15">Когда вы указываете в качестве префикса имя модуля, вы можете вызвать метод откуда угодно, как в случае с модулем Math.</text:span></text:p>
      <text:p text:style-name="P28"><text:span text:style-name="T15">module Binary</text:span></text:p>
      <text:p text:style-name="P28"><text:span text:style-name="T15"/></text:p>
      <text:p text:style-name="P28"><text:span text:style-name="T15"><text:tab/>def Binary.to_bin(num)</text:span></text:p>
      <text:p text:style-name="P28"><text:span text:style-name="T15"><text:tab/><text:tab/>bin = sprinf(</text:span><text:span text:style-name="T16">"</text:span><text:span text:style-name="T15">%08b</text:span><text:span text:style-name="T16">"</text:span><text:span text:style-name="T15">, num)</text:span></text:p>
      <text:p text:style-name="P28"><text:span text:style-name="T15"><text:tab/>end</text:span></text:p>
      <text:p text:style-name="P28"><text:span text:style-name="T15">end</text:span></text:p>
      <text:p text:style-name="P28"><text:span text:style-name="T15"/></text:p>
      <text:p text:style-name="P28"><text:span text:style-name="T15">Binary.to_bin(123)<text:tab/><text:tab/># =&gt; </text:span><text:span text:style-name="T16">"</text:span><text:span text:style-name="T15">01111011</text:span><text:span text:style-name="T16">"</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3T09:49:27.545040316</meta:creation-date>
    <meta:generator>LibreOffice/6.3.5.2$Linux_X86_64 LibreOffice_project/30$Build-2</meta:generator>
    <dc:date>2020-04-04T12:29:54.247623718</dc:date>
    <meta:editing-duration>PT4H45M16S</meta:editing-duration>
    <meta:editing-cycles>11</meta:editing-cycles>
    <meta:document-statistic meta:table-count="0" meta:image-count="0" meta:object-count="0" meta:page-count="4" meta:paragraph-count="113" meta:word-count="549" meta:character-count="3588" meta:non-whitespace-character-count="3108"/>
  </office:meta>
</office:document-meta>
</file>